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iringInfoTests.ctorWithNegativeIllegalAutowi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ctorWithWhitespaced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ctorWithNull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noDependencyCheckValue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ctorWithPositiveOutOfRangeAutowi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dependencyCheckValue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usingBeanNameCtorDoesNotIndicate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usingAutowireCtorIndicates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ringInfoTests.ctorWithEmpty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